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929cm"/>
    </style:style>
    <style:style style:name="gr2" style:family="graphic" style:parent-style-name="standard">
      <style:graphic-properties draw:textarea-horizontal-align="justify" draw:textarea-vertical-align="middle" draw:auto-grow-height="false" fo:min-height="2.086cm" fo:min-width="1.83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3.05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2.929cm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1.655cm" fo:min-width="2.929cm"/>
    </style:style>
    <style:style style:name="gr8" style:family="graphic" style:parent-style-name="standard">
      <style:graphic-properties draw:stroke="none" svg:stroke-color="#000000" draw:fill="none" draw:fill-color="#ffffff" fo:min-height="0.737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stroke="none" svg:stroke-color="#000000" draw:fill="none" draw:fill-color="#ffffff" fo:min-height="1.655cm"/>
    </style:style>
    <style:style style:name="gr11" style:family="graphic" style:parent-style-name="standard">
      <style:graphic-properties draw:stroke="none" svg:stroke-color="#000000" draw:fill="none" draw:fill-color="#ffffff" fo:min-height="1.528cm"/>
    </style:style>
    <style:style style:name="gr12" style:family="graphic" style:parent-style-name="standard">
      <style:graphic-properties draw:stroke="none" svg:stroke-color="#000000" draw:fill="none" draw:fill-color="#ffffff" fo:min-height="1.702cm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-color="#dddddd"/>
      <style:paragraph-properties fo:text-align="center"/>
      <style:text-properties fo:font-weight="bold"/>
    </style:style>
    <style:style style:name="P7" style:family="paragraph">
      <loext:graphic-properties draw:fill="none" draw:fill-color="#ffffff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3.429cm" svg:height="1.905cm" svg:x="10.017cm" svg:y="2.397cm">
          <text:p text:style-name="P1">githu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3.429cm" svg:height="1.905cm" svg:x="6.715cm" svg:y="7.477cm">
          <text:p text:style-name="P1">todoist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429cm" svg:height="1.905cm" svg:x="6.461cm" svg:y="11.922cm">
          <text:p text:style-name="P1">dropbox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302cm" svg:height="3.302cm" svg:x="14.462cm" svg:y="8.239cm">
          <text:p text:style-name="P1">What to do,</text:p>
          <text:p text:style-name="P1">What to do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3.556cm" svg:height="1.905cm" svg:x="20.05cm" svg:y="17.637cm">
          <text:p text:style-name="P1">dropbox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429cm" svg:height="1.905cm" svg:x="22.209cm" svg:y="13.192cm">
          <text:p text:style-name="P1">todois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.144cm" svg:y1="8.429cm" svg:x2="14.462cm" svg:y2="9.89cm" draw:start-shape="id1" draw:start-glue-point="1" draw:end-shape="id2" draw:end-glue-point="6" svg:d="M10144 8429l4318 1461" svg:viewBox="0 0 4319 1462">
          <text:p/>
        </draw:connector>
        <draw:connector draw:style-name="gr4" draw:text-style-name="P3" draw:layer="layout" draw:type="line" svg:x1="17.764cm" svg:y1="9.89cm" svg:x2="22.209cm" svg:y2="14.144cm" draw:start-shape="id2" draw:start-glue-point="10" draw:end-shape="id3" draw:end-glue-point="3" svg:d="M17764 9890l4445 4254" svg:viewBox="0 0 4446 4255">
          <text:p/>
        </draw:connector>
        <draw:connector draw:style-name="gr4" draw:text-style-name="P3" draw:layer="layout" draw:type="line" svg:x1="17.281cm" svg:y1="11.058cm" svg:x2="20.05cm" svg:y2="18.589cm" draw:start-shape="id2" draw:start-glue-point="9" draw:end-shape="id4" draw:end-glue-point="3" svg:d="M17281 11058l2769 7531" svg:viewBox="0 0 2770 7532">
          <text:p/>
        </draw:connector>
        <draw:connector draw:style-name="gr4" draw:text-style-name="P3" draw:layer="layout" draw:type="line" svg:x1="9.89cm" svg:y1="12.874cm" svg:x2="14.945cm" svg:y2="11.058cm" draw:start-shape="id5" draw:end-shape="id2" draw:end-glue-point="7" svg:d="M9890 12874l5055-1816" svg:viewBox="0 0 5056 1817">
          <text:p/>
        </draw:connector>
        <draw:connector draw:style-name="gr5" draw:text-style-name="P3" draw:layer="layout" draw:type="line" svg:x1="13.446cm" svg:y1="3.349cm" svg:x2="14.945cm" svg:y2="8.722cm" draw:start-shape="id6" draw:start-glue-point="1" draw:end-shape="id2" draw:end-glue-point="5" svg:d="M13446 3349l1499 5373" svg:viewBox="0 0 1500 5374">
          <text:p/>
        </draw:connector>
        <draw:custom-shape draw:style-name="gr6" draw:text-style-name="P4" draw:layer="layout" svg:width="3.429cm" svg:height="1.905cm" svg:x="5.064cm" svg:y="1.127cm">
          <text:p text:style-name="P1">memento<text:line-break/>d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429cm" svg:height="1.905cm" svg:x="18.526cm" svg:y="1.254cm">
          <text:p text:style-name="P1">memento<text:line-break/>db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29cm" svg:height="1.905cm" svg:x="1.254cm" svg:y="11.287cm">
          <text:p text:style-name="P1">g cal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29cm" svg:height="1.905cm" svg:x="1.127cm" svg:y="6.588cm">
          <text:p text:style-name="P1">aws</text:p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3.429cm" svg:height="1.905cm" svg:x="20.304cm" svg:y="7.477cm">
          <text:p text:style-name="P1">aw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29cm" svg:height="1.905cm" svg:x="1.254cm" svg:y="1.127cm">
          <text:p text:style-name="P1">goodread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29cm" svg:height="1.905cm" svg:x="1.254cm" svg:y="3.286cm">
          <text:p text:style-name="P1">spotify</text:p>
          <draw:enhanced-geometry svg:viewBox="0 0 21600 21600" draw:type="rectangle" draw:enhanced-path="M 0 0 L 21600 0 21600 21600 0 21600 0 0 Z N"/>
        </draw:custom-shape>
        <draw:custom-shape draw:style-name="gr6" draw:text-style-name="P6" xml:id="id9" draw:id="id9" draw:layer="layout" svg:width="3.429cm" svg:height="1.905cm" svg:x="10.398cm" svg:y="18.145cm">
          <text:p text:style-name="P1"><text:span text:style-name="T1">fitbi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29cm" svg:height="1.905cm" svg:x="1.254cm" svg:y="9.128cm">
          <text:p text:style-name="P1">gmail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29cm" svg:height="1.905cm" svg:x="1.254cm" svg:y="13.573cm">
          <text:p text:style-name="P1">sheet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29cm" svg:height="1.905cm" svg:x="1.254cm" svg:y="15.859cm">
          <text:p text:style-name="P1">docs</text:p>
          <draw:enhanced-geometry svg:viewBox="0 0 21600 21600" draw:type="rectangle" draw:enhanced-path="M 0 0 L 21600 0 21600 21600 0 21600 0 0 Z N"/>
        </draw:custom-shape>
        <draw:custom-shape draw:style-name="gr6" draw:text-style-name="P6" xml:id="id8" draw:id="id8" draw:layer="layout" svg:width="3.429cm" svg:height="1.905cm" svg:x="5.953cm" svg:y="16.748cm">
          <text:p text:style-name="P1"><text:span text:style-name="T1">plaid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7.281cm" svg:y1="8.722cm" svg:x2="20.304cm" svg:y2="8.429cm" draw:start-shape="id2" draw:start-glue-point="11" draw:end-shape="id7" svg:d="M17281 8722l3023-293" svg:viewBox="0 0 3024 294">
          <text:p/>
        </draw:connector>
        <draw:connector draw:style-name="gr4" draw:text-style-name="P3" draw:layer="layout" draw:type="line" svg:x1="9.382cm" svg:y1="17.7cm" svg:x2="16.113cm" svg:y2="11.541cm" draw:start-shape="id8" draw:start-glue-point="1" draw:end-shape="id2" svg:d="M9382 17700l6731-6159" svg:viewBox="0 0 6732 6160">
          <text:p/>
        </draw:connector>
        <draw:connector draw:style-name="gr4" draw:text-style-name="P3" draw:layer="layout" draw:type="line" svg:x1="13.827cm" svg:y1="19.097cm" svg:x2="16.113cm" svg:y2="11.541cm" draw:start-shape="id9" draw:start-glue-point="1" draw:end-shape="id2" svg:d="M13827 19097l2286-7556" svg:viewBox="0 0 2287 7557">
          <text:p/>
        </draw:connector>
        <draw:frame draw:style-name="gr8" draw:text-style-name="P7" draw:layer="layout" svg:width="5.842cm" svg:height="0.987cm" svg:x="9.128cm" svg:y="1.283cm">
          <draw:text-box>
            <text:p>Low-hanging fruit.</text:p>
          </draw:text-box>
        </draw:frame>
        <draw:frame draw:style-name="gr9" draw:text-style-name="P7" draw:layer="layout" svg:width="5.08cm" svg:height="1.673cm" svg:x="6.461cm" svg:y="5.677cm">
          <draw:text-box>
            <text:p>What is done, or not done?</text:p>
          </draw:text-box>
        </draw:frame>
        <draw:frame draw:style-name="gr10" draw:text-style-name="P7" draw:layer="layout" svg:width="4.064cm" svg:height="1.905cm" svg:x="6.461cm" svg:y="9.89cm">
          <draw:text-box>
            <text:p>Simple data persistence.</text:p>
          </draw:text-box>
        </draw:frame>
        <draw:frame draw:style-name="gr9" draw:text-style-name="P7" draw:layer="layout" svg:width="4.064cm" svg:height="1.673cm" svg:x="19.669cm" svg:y="16.113cm">
          <draw:text-box>
            <text:p>Simple data persistence.</text:p>
          </draw:text-box>
        </draw:frame>
        <draw:frame draw:style-name="gr11" draw:text-style-name="P7" draw:layer="layout" svg:width="5.461cm" svg:height="1.778cm" svg:x="19.415cm" svg:y="5.699cm">
          <draw:text-box>
            <text:p>Create and refine a cloud version</text:p>
          </draw:text-box>
        </draw:frame>
        <draw:frame draw:style-name="gr12" draw:text-style-name="P7" draw:layer="layout" svg:width="5.461cm" svg:height="1.952cm" svg:x="21.479cm" svg:y="11.494cm">
          <draw:text-box>
            <text:p>What should be done, and when?</text:p>
          </draw:text-box>
        </draw:frame>
        <draw:frame draw:style-name="gr9" draw:text-style-name="P7" draw:layer="layout" svg:width="3.175cm" svg:height="1.673cm" svg:x="6.461cm" svg:y="15.097cm">
          <draw:text-box>
            <text:p>physical health</text:p>
          </draw:text-box>
        </draw:frame>
        <draw:frame draw:style-name="gr13" draw:text-style-name="P7" draw:layer="layout" svg:width="3.302cm" svg:height="1.016cm" svg:x="10.398cm" svg:y="17.129cm">
          <draw:text-box>
            <text:p>$$ health</text:p>
          </draw:text-box>
        </draw:frame>
        <draw:custom-shape draw:style-name="gr6" draw:text-style-name="P4" draw:layer="layout" svg:width="3.429cm" svg:height="1.905cm" svg:x="23.098cm" svg:y="1.508cm">
          <text:p text:style-name="P1">SMS via<text:line-break/>email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5.461cm" svg:height="1.778cm" svg:x="21.066cm" svg:y="3.54cm">
          <draw:text-box>
            <text:p>High priority notific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23:00:06.613017337</meta:creation-date>
    <dc:date>2020-05-30T23:22:24.020555837</dc:date>
    <meta:editing-duration>PT24M31S</meta:editing-duration>
    <meta:editing-cycles>4</meta:editing-cycles>
    <meta:generator>LibreOffice/6.0.7.3$Linux_X86_64 LibreOffice_project/00m0$Build-3</meta:generator>
    <meta:document-statistic meta:object-count="36"/>
  </office:meta>
</office:document-meta>
</file>